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156.4mm"/>
    </style:style>
    <style:style style:name="co15" style:family="table-column">
      <style:table-column-properties fo:break-before="auto" style:column-width="2.72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01.67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text-position=""/>
    </style:style>
    <style:style style:name="ce45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justify"/>
      <style:text-properties style:text-position=""/>
    </style:style>
    <style:style style:name="ce46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justify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position=""/>
    </style:style>
    <style:style style:name="ce1" style:family="table-cell" style:parent-style-name="Default">
      <style:text-properties style:text-position="" fo:font-size="10pt" style:font-size-asian="10pt" style:font-size-complex="10pt"/>
    </style:style>
    <style:style style:name="ce19" style:family="table-cell" style:parent-style-name="Default">
      <style:table-cell-properties style:vertical-align="top"/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fo:background-color="#000000" fo:border="0.06pt solid #000000" style:vertical-align="top"/>
      <style:text-properties style:use-window-font-color="true" style:text-position="" fo:font-size="10pt" style:font-size-asian="10pt" style:font-size-complex="10pt"/>
    </style:style>
    <style:style style:name="ce21" style:family="table-cell" style:parent-style-name="Default">
      <style:table-cell-properties fo:border="0.06pt solid #000000" style:vertical-align="top"/>
      <style:text-properties style:text-position="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style:use-window-font-color="true" style:text-position="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25" style:family="table-cell" style:parent-style-name="Default">
      <style:table-cell-properties fo:border="0.06pt solid #000000" style:vertical-align="top"/>
      <style:text-properties style:text-position="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text-position="" fo:font-size="10pt" style:font-size-asian="10pt" style:font-size-complex="10pt"/>
    </style:style>
    <style:style style:name="ce27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justify"/>
      <style:text-properties style:use-window-font-color="true" style:text-position="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position="" fo:font-size="10pt" style:font-size-asian="10pt" style:font-size-complex="10pt"/>
    </style:style>
    <style:style style:name="ce29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style:text-position=""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111111" style:text-align-source="fix" style:repeat-content="false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111111"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9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</style:style>
    <style:style style:name="ce50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justify"/>
    </style:style>
    <style:style style:name="ce5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justify"/>
    </style:style>
    <style:style style:name="ce54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justify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</style:style>
    <style:style style:name="ce56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000000" fo:border="0.06pt solid #000000" style:vertical-align="top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fo:border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62" style:family="table-cell" style:parent-style-name="Default">
      <style:table-cell-properties fo:border="0.06pt solid #000000" style:vertical-align="top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justify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2" style:family="text">
      <style:text-properties fo:language="none" fo:country="none" fo:font-weight="bold" style:font-weight-asian="bold" style:font-weight-complex="bold"/>
    </style:style>
    <style:style style:name="T3" style:family="text">
      <style:text-properties fo:language="none" fo:country="none"/>
    </style:style>
    <style:style style:name="T6" style:family="text">
      <style:text-properties fo:font-weight="bold" fo:country="none" style:font-weight-asian="bold" style:font-weight-complex="bold"/>
    </style:style>
    <style:style style:name="T7" style:family="text">
      <style:text-properties fo:country="none"/>
    </style:style>
  </office:automatic-styles>
  <office:body>
    <office:spreadsheet>
      <table:calculation-settings table:automatic-find-labels="false"/>
      <table:table table:name="suivi des dysfocntionnements" table:style-name="ta1">
        <table:table-column table:style-name="co15" table:default-cell-style-name="ce30"/>
        <table:table-column table:style-name="co16" table:default-cell-style-name="ce31"/>
        <table:table-column table:style-name="co17" table:number-columns-repeated="2" table:default-cell-style-name="ce35"/>
        <table:table-column table:style-name="co16" table:default-cell-style-name="ce31"/>
        <table:table-column table:style-name="co18" table:default-cell-style-name="ce31"/>
        <table:table-column table:style-name="co5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>
            <text:p>signalé le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attendu</text:p>
          </table:table-cell>
          <table:table-cell table:style-name="ce32" office:value-type="string" calcext:value-type="string">
            <text:p>réalisé le</text:p>
          </table:table-cell>
          <table:table-cell table:style-name="ce39" office:value-type="string" calcext:value-type="string">
            <text:p>revalidé ZF3_GOT</text:p>
          </table:table-cell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2018/08/13</text:p>
          </table:table-cell>
          <table:table-cell table:style-name="ce37" office:value-type="string" calcext:value-type="string">
            <text:p>dans le ré-affichage d’un formulaire ‘<text:span text:style-name="T1">OSFORM</text:span>) perte de l’attribut ‘form’ dans chaque champ</text:p>
          </table:table-cell>
          <table:table-cell table:style-name="ce37" office:value-type="string" calcext:value-type="string">
            <text:p>présente après rechargement du formulaire de l’attribut ‘form’ correct (id <text:span text:style-name="T1">OSForm</text:span>) pour chaque champ</text:p>
          </table:table-cell>
          <table:table-cell table:style-name="ce33" office:value-type="string" calcext:value-type="string">
            <text:p>2018/08/14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33" office:value-type="string" calcext:value-type="string">
            <text:p>2018/08/13</text:p>
          </table:table-cell>
          <table:table-cell table:style-name="ce37" office:value-type="string" calcext:value-type="string">
            <text:p><text:span text:style-name="T1">Oobject</text:span>::<text:span text:style-name="T1">destroyObject</text:span>() ne détruit pas les objets associés à un objet de type <text:span text:style-name="T1">OSContainer</text:span></text:p>
          </table:table-cell>
          <table:table-cell table:style-name="ce37" office:value-type="string" calcext:value-type="string">
            <text:p>suite à l’exécution de la commande <text:span text:style-name="T1">Oobject</text:span>::<text:span text:style-name="T1">destroyObject</text:span>() l’objet <text:span text:style-name="T1">OSContrainer</text:span> et l’ensemble des objets associés doivent être absent de la session</text:p>
          </table:table-cell>
          <table:table-cell table:style-name="ce33" office:value-type="string" calcext:value-type="string">
            <text:p>2018/08/13</text:p>
          </table:table-cell>
          <table:table-cell table:style-name="ce33" office:value-type="string" calcext:value-type="string">
            <text:p>2018/08/27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8/08/14</text:p>
          </table:table-cell>
          <table:table-cell table:style-name="ce38" office:value-type="string" calcext:value-type="string">
            <text:p>pas d’affichage des <text:span text:style-name="T1">ODSpan</text:span> dans <text:span text:style-name="T1">OSForm</text:span></text:p>
          </table:table-cell>
          <table:table-cell table:style-name="ce38" office:value-type="string" calcext:value-type="string">
            <text:p>tout objet inclus dans un objet de type <text:span text:style-name="T1">OSContainer</text:span> doit être affiché</text:p>
          </table:table-cell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2018/08/14</text:p>
          </table:table-cell>
          <table:table-cell table:style-name="ce37" office:value-type="string" calcext:value-type="string">
            <text:p>la méthode <text:span text:style-name="T1">disable</text:span>() est sans effet sur <text:span text:style-name="T1">ODButton</text:span></text:p>
          </table:table-cell>
          <table:table-cell table:style-name="ce37" office:value-type="string" calcext:value-type="string">
            <text:p>le bouton <text:span text:style-name="T1">Odbutton</text:span> doit ne plus être cliquable ou sélectionnable</text:p>
          </table:table-cell>
          <table:table-cell table:style-name="ce33" office:value-type="string" calcext:value-type="string">
            <text:p>2018/08/14</text:p>
          </table:table-cell>
          <table:table-cell table:style-name="ce33" office:value-type="string" calcext:value-type="string">
            <text:p>2018/08/28</text:p>
          </table:table-cell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2018/08/17</text:p>
          </table:table-cell>
          <table:table-cell table:style-name="ce37" office:value-type="string" calcext:value-type="string">
            <text:p>suite à ajout d’une ligne pas de mise à jour du tableau dans la page</text:p>
          </table:table-cell>
          <table:table-cell table:style-name="ce37" office:value-type="string" calcext:value-type="string">
            <text:p><text:span text:style-name="T1">addLine</text:span>() sur un tableau avec un retour formaté type <text:span text:style-name="T1">update</text:span> doit ré-afficher le tableau avec la nouvelle ligne</text:p>
          </table:table-cell>
          <table:table-cell table:style-name="ce33" office:value-type="string" calcext:value-type="string">
            <text:p>2018/08/18</text:p>
          </table:table-cell>
          <table:table-cell table:style-name="ce34"/>
          <table:table-cell table:number-columns-repeated="1018"/>
        </table:table-row>
        <table:table-row table:style-name="ro9">
          <table:table-cell/>
          <table:table-cell table:style-name="ce33" office:value-type="string" calcext:value-type="string">
            <text:p>2018/08/18</text:p>
          </table:table-cell>
          <table:table-cell table:style-name="ce37" office:value-type="string" calcext:value-type="string">
            <text:p>perte d’objet (<text:span text:style-name="T1">ODButton</text:span>) après clonage dans le tableau des objets en session</text:p>
          </table:table-cell>
          <table:table-cell table:style-name="ce37" office:value-type="string" calcext:value-type="string">
            <text:p>le clonage d’objet ne doit pas occasionner de perte ou de modification des objets en session à par l’ajout de nouveau</text:p>
          </table:table-cell>
          <table:table-cell table:style-name="ce33" office:value-type="string" calcext:value-type="string">
            <text:p>2018/08/18</text:p>
          </table:table-cell>
          <table:table-cell table:style-name="ce34"/>
          <table:table-cell table:number-columns-repeated="1018"/>
        </table:table-row>
        <table:table-row table:style-name="ro3">
          <table:table-cell/>
          <table:table-cell table:style-name="ce34" office:value-type="string" calcext:value-type="string">
            <text:p>2018/08/19</text:p>
          </table:table-cell>
          <table:table-cell table:style-name="ce38" office:value-type="string" calcext:value-type="string">
            <text:p>dans les objets <text:span text:style-name="T1">OSDialog</text:span> perte partielle ou total du signalement des champs obligatoire</text:p>
          </table:table-cell>
          <table:table-cell table:style-name="ce38" office:value-type="string" calcext:value-type="string">
            <text:p>dans tout objet de type <text:span text:style-name="T1">OSContainer</text:span>, incluant un formulaire, les champs obligatoires devraient avoir une étoile rouge à gauche du label</text:p>
          </table:table-cell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8/08/19</text:p>
          </table:table-cell>
          <table:table-cell table:style-name="ce38" office:value-type="string" calcext:value-type="string">
            <text:p>retour dans formulaire objet <text:span text:style-name="T1">ODSelect</text:span> avec choix fait =&gt; ‘undefined’</text:p>
          </table:table-cell>
          <table:table-cell table:style-name="ce38" office:value-type="string" calcext:value-type="string">
            <text:p>tout choix d’option dans un objet <text:span text:style-name="T1">ODSelect</text:span> doit servir en valeur celle de l’option</text:p>
          </table:table-cell>
          <table:table-cell table:style-name="ce34" table:number-columns-repeated="2"/>
          <table:table-cell table:number-columns-repeated="1018"/>
        </table:table-row>
        <table:table-row table:style-name="ro9">
          <table:table-cell/>
          <table:table-cell table:style-name="ce34" office:value-type="string" calcext:value-type="string">
            <text:p>2018/09/01</text:p>
          </table:table-cell>
          <table:table-cell table:style-name="ce38" office:value-type="string" calcext:value-type="string">
            <text:p>suite à passage utilisation session et tableau associatif, plantage en err 500 sur retour de callback à étudier</text:p>
          </table:table-cell>
          <table:table-cell table:style-name="ce38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8/09/26</text:p>
          </table:table-cell>
          <table:table-cell table:style-name="ce38" office:value-type="string" calcext:value-type="string">
            <text:p>ODMenu pas possible d’avoir l’ouveture des menu au survol</text:p>
          </table:table-cell>
          <table:table-cell table:style-name="ce38" office:value-type="string" calcext:value-type="string">
            <text:p>au survol du menu ou de l’option de menu ouverture du menu enfant</text:p>
          </table:table-cell>
          <table:table-cell table:style-name="ce34" table:number-columns-repeated="2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 list" table:style-name="ta1">
        <table:table-column table:style-name="co12" table:default-cell-style-name="Default"/>
        <table:table-column table:style-name="co13" table:default-cell-style-name="ce40"/>
        <table:table-column table:style-name="co14" table:number-columns-repeated="2" table:default-cell-style-name="ce44"/>
        <table:table-column table:style-name="co5" table:default-cell-style-name="ce40"/>
        <table:table-column table:style-name="co13" table:default-cell-style-name="ce40"/>
        <table:table-row table:style-name="ro1"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date</text:p>
          </table:table-cell>
          <table:table-cell table:style-name="ce45" office:value-type="string" calcext:value-type="string">
            <text:p>action</text:p>
          </table:table-cell>
          <table:table-cell table:style-name="ce45" office:value-type="string" calcext:value-type="string">
            <text:p>commentaire</text:p>
          </table:table-cell>
          <table:table-cell table:style-name="ce41" office:value-type="string" calcext:value-type="string">
            <text:p>en réalisation</text:p>
          </table:table-cell>
          <table:table-cell table:style-name="ce41" office:value-type="string" calcext:value-type="string">
            <text:p>finalisé le</text:p>
          </table:table-cell>
        </table:table-row>
        <table:table-row table:style-name="ro3">
          <table:table-cell/>
          <table:table-cell table:style-name="ce42" office:value-type="string" calcext:value-type="string">
            <text:p>2018/08/27</text:p>
          </table:table-cell>
          <table:table-cell table:style-name="ce46" office:value-type="string" calcext:value-type="string">
            <text:p>mise en place de l’objet <text:span text:style-name="T1">ODButton</text:span> en mode <text:span text:style-name="T1">LINK</text:span> et <text:span text:style-name="T1">CUSTOM</text:span>, en coordination avec l’objet <text:span text:style-name="T1">OSForm</text:span>, faire la mise en place des mode <text:span text:style-name="T1">SUBMIT</text:span> &amp; <text:span text:style-name="T1">RESET</text:span></text:p>
          </table:table-cell>
          <table:table-cell table:style-name="ce46" office:value-type="string" calcext:value-type="string">
            <text:p>les tests suite à la mise en place de l’objet <text:span text:style-name="T1">OSForm</text:span> semble donner les résultats escomptés via la mise en place de boutons directement dans l’objet formulaire</text:p>
          </table:table-cell>
          <table:table-cell table:style-name="ce42" office:value-type="string" calcext:value-type="string">
            <text:p>2018/08/29</text:p>
          </table:table-cell>
          <table:table-cell table:style-name="ce42" office:value-type="string" calcext:value-type="string">
            <text:p>2018/08/30</text:p>
          </table:table-cell>
        </table:table-row>
        <table:table-row table:style-name="ro3">
          <table:table-cell/>
          <table:table-cell table:style-name="ce42" office:value-type="string" calcext:value-type="string">
            <text:p>2018/08/28</text:p>
          </table:table-cell>
          <table:table-cell table:style-name="ce46" office:value-type="string" calcext:value-type="string">
            <text:p>mise en place objet <text:span text:style-name="T1">ODInput</text:span>, présence de l’attribut <text:span text:style-name="T1">widthBT</text:span> en global, mais voir comment faire le calcul et affectation des classes <text:span text:style-name="T1">Bootstrap Twitter</text:span> pour <text:span text:style-name="T1">label</text:span> et <text:span text:style-name="T1">input</text:span></text:p>
          </table:table-cell>
          <table:table-cell table:style-name="ce46" office:value-type="string" calcext:value-type="string">
            <text:p>mise en place de la méthode <text:span text:style-name="T4">setBtClasses(selector, btParms)</text:span> dans <text:span text:style-name="T1">got-main.js</text:span> avec appel dans le template <text:span text:style-name="T1">odinput.twig</text:span> : test OK</text:p>
          </table:table-cell>
          <table:table-cell table:number-columns-repeated="2" table:style-name="ce42" office:value-type="string" calcext:value-type="string">
            <text:p>2018/08/28</text:p>
          </table:table-cell>
        </table:table-row>
        <table:table-row table:style-name="ro7">
          <table:table-cell/>
          <table:table-cell table:style-name="ce43" office:value-type="string" calcext:value-type="string">
            <text:p>2018/08/28</text:p>
          </table:table-cell>
          <table:table-cell table:style-name="ce47" office:value-type="string" calcext:value-type="string">
            <text:p>passage dans <text:span text:style-name="T1">OObject</text:span> du paramétrage des évènements</text:p>
          </table:table-cell>
          <table:table-cell table:style-name="ce47" office:value-type="string" calcext:value-type="string">
            <text:p><text:span text:style-name="T1">ODButton</text:span> sur type <text:span text:style-name="T1">CUSTOM</text:span> donne de bon résultat pour l’appel de callback.</text:p>
            <text:p>→ template <text:span text:style-name="T1">events.twig</text:span> : dans le cas de code <text:span text:style-name="T1">JavaScript</text:span>, pas d’évaluation, le code direct (filtre <text:span text:style-name="T1">raw</text:span>) fonctionne</text:p>
          </table:table-cell>
          <table:table-cell table:style-name="ce43" office:value-type="string" calcext:value-type="string">
            <text:p>2018/08/28</text:p>
          </table:table-cell>
          <table:table-cell table:style-name="ce43"/>
        </table:table-row>
        <table:table-row table:style-name="ro6">
          <table:table-cell/>
          <table:table-cell table:style-name="ce42" office:value-type="string" calcext:value-type="string">
            <text:p>2018/09/01</text:p>
          </table:table-cell>
          <table:table-cell table:style-name="ce46" office:value-type="string" calcext:value-type="string">
            <text:p><text:span text:style-name="T2">OSFom</text:span><text:span text:style-name="T1"> </text:span>: besoin d’avoir suite à un appel d’une callback :</text:p>
            <text:p>→ suite à la récupération des champs du formulaire, mise à jour des objets formant le formulaire</text:p>
            <text:p>→ méthode de <text:span text:style-name="T3">rafraîchissement</text:span> du tableau des données du formulaire à partir des valeur des objets formant le formulaire</text:p>
          </table:table-cell>
          <table:table-cell table:style-name="ce46" office:value-type="string" calcext:value-type="string">
            <text:p> </text:p>
            <text:p>→ rien à faire, fait correction de code pour faire l’action demandée</text:p>
            <text:p>→ pas nécessaire, on reconstitue à chaque fois le tableau de valeur</text:p>
          </table:table-cell>
          <table:table-cell table:number-columns-repeated="2" table:style-name="ce42" office:value-type="string" calcext:value-type="string">
            <text:p>2018/09/01</text:p>
          </table:table-cell>
        </table:table-row>
        <table:table-row table:style-name="ro3">
          <table:table-cell/>
          <table:table-cell table:style-name="ce43" office:value-type="string" calcext:value-type="string">
            <text:p>2018/09/15</text:p>
          </table:table-cell>
          <table:table-cell table:style-name="ce47" office:value-type="string" calcext:value-type="string">
            <text:p><text:span text:style-name="T1">ODTable </text:span>: mise en place du retour suite à suppression d’une ligne dans un tableau, partie <text:span text:style-name="T1">Php</text:span> / <text:span text:style-name="T1">session</text:span> déjà réalisée manque partie client <text:span text:style-name="T1">JavaScript</text:span></text:p>
          </table:table-cell>
          <table:table-cell table:style-name="ce47" office:value-type="string" calcext:value-type="string">
            <text:p>méthode <text:span text:style-name="T1">JavaScript</text:span> déjà écrite sans appel dans got-main.js (à implémenter)</text:p>
          </table:table-cell>
          <table:table-cell table:style-name="ce43" table:number-columns-repeated="2"/>
        </table:table-row>
        <table:table-row table:style-name="ro3">
          <table:table-cell/>
          <table:table-cell table:style-name="ce43" office:value-type="string" calcext:value-type="string">
            <text:p>2018/09/15</text:p>
          </table:table-cell>
          <table:table-cell table:style-name="ce47" office:value-type="string" calcext:value-type="string">
            <text:p><text:span text:style-name="T1">ODMessage</text:span> : faire la mise en place pour <text:span text:style-name="T1">prompt</text:span> et <text:span text:style-name="T1">window</text:span>.</text:p>
            <text:p>→ pour <text:span text:style-name="T1">progress</text:span> : problème d’avoir un appel cyclique pour recevoir le %tage réalisé .</text:p>
          </table:table-cell>
          <table:table-cell table:style-name="ce47"/>
          <table:table-cell table:style-name="ce43" table:number-columns-repeated="2"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s mis en place" table:style-name="ta1">
        <table:table-column table:style-name="co9" table:default-cell-style-name="ce1"/>
        <table:table-column table:style-name="co10" table:default-cell-style-name="ce19"/>
        <table:table-column table:style-name="co5" table:default-cell-style-name="ce22"/>
        <table:table-column table:style-name="co10" table:default-cell-style-name="ce19"/>
        <table:table-column table:style-name="co11" table:default-cell-style-name="ce26"/>
        <table:table-column table:style-name="co5" table:default-cell-style-name="ce22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nom</text:p>
          </table:table-cell>
          <table:table-cell table:style-name="ce23" office:value-type="string" calcext:value-type="string">
            <text:p>date</text:p>
          </table:table-cell>
          <table:table-cell table:style-name="ce20" office:value-type="string" calcext:value-type="string">
            <text:p>type</text:p>
          </table:table-cell>
          <table:table-cell table:style-name="ce27" office:value-type="string" calcext:value-type="string">
            <text:p>commentaires</text:p>
          </table:table-cell>
          <table:table-cell table:style-name="ce29" office:value-type="string" calcext:value-type="string">
            <text:p>fin réal.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Object</text:p>
          </table:table-cell>
          <table:table-cell table:style-name="ce24"/>
          <table:table-cell table:style-name="ce25" office:value-type="string" calcext:value-type="string">
            <text:p>objet de base</text:p>
          </table:table-cell>
          <table:table-cell table:style-name="ce28" office:value-type="string" calcext:value-type="string">
            <text:p>reprise de la gestion des évènements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ODContained</text:p>
          </table:table-cell>
          <table:table-cell table:style-name="ce24"/>
          <table:table-cell table:style-name="ce25" office:value-type="string" calcext:value-type="string">
            <text:p>objet type contenu</text:p>
          </table:table-cell>
          <table:table-cell table:style-name="ce28" office:value-type="string" calcext:value-type="string">
            <text:p>étendu de <text:span text:style-name="T1">OObject</text:span></text:p>
            <text:p>Suppression des méthodes relatives aux évènement tranférées dans la classe <text:span text:style-name="T1">OObject</text:span>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SContainer</text:p>
          </table:table-cell>
          <table:table-cell table:style-name="ce24"/>
          <table:table-cell table:style-name="ce25" office:value-type="string" calcext:value-type="string">
            <text:p>objet type contenant</text:p>
          </table:table-cell>
          <table:table-cell table:style-name="ce28" office:value-type="string" calcext:value-type="string">
            <text:p>étendu de <text:span text:style-name="T1">OObject</text:span></text:p>
          </table:table-cell>
          <table:table-cell table:style-name="ce24"/>
          <table:table-cell table:number-columns-repeated="1018"/>
        </table:table-row>
        <table:table-row table:style-name="ro6">
          <table:table-cell/>
          <table:table-cell table:style-name="ce21" office:value-type="string" calcext:value-type="string">
            <text:p>ODButton</text:p>
          </table:table-cell>
          <table:table-cell table:style-name="ce24"/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→ suppression du transfert des classes de l'objet <text:span text:style-name="T1">Bootstrap</text:span>, calcul et génération coté client (<text:span text:style-name="T1">got-main.js</text:span>)</text:p>
            <text:p>→ suppression des informations des évènement laissées coté serveur (impact sur <text:span text:style-name="T1">MainController</text:span> :: <text:span text:style-name="T1">gotDispatchAction</text:span> → avec id objet appelant, génération objet pour récupération des informations en session)</text:p>
          </table:table-cell>
          <table:table-cell table:style-name="ce24" office:value-type="string" calcext:value-type="string">
            <text:p>2018/08/28</text:p>
          </table:table-cell>
          <table:table-cell table:number-columns-repeated="1018"/>
        </table:table-row>
        <table:table-row table:style-name="ro6">
          <table:table-cell/>
          <table:table-cell table:style-name="ce21" office:value-type="string" calcext:value-type="string">
            <text:p>ODInput</text:p>
          </table:table-cell>
          <table:table-cell table:style-name="ce24" office:value-type="string" calcext:value-type="string">
            <text:p>2018/08/28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→ suppression du transfert des classes de l'objet <text:span text:style-name="T1">Bootstrap</text:span>, calcul et génération coté client (<text:span text:style-name="T1">got-main.js</text:span>)</text:p>
            <text:p>→ suppression des informations des évènement laissées coté serveur (impact sur <text:span text:style-name="T1">MainController</text:span> :: <text:span text:style-name="T1">gotDispatchAction</text:span> → avec id objet appelant, génération objet pour récupération des informations en session)</text:p>
          </table:table-cell>
          <table:table-cell table:style-name="ce24" office:value-type="string" calcext:value-type="string">
            <text:p>2018/08/28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ODNotification</text:p>
          </table:table-cell>
          <table:table-cell table:style-name="ce24" office:value-type="string" calcext:value-type="string">
            <text:p>2018/08/28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pris tel que, impact autres changement : correction <text:span text:style-name="T1">MainController</text:span>::<text:span text:style-name="T1">gotDispatchAction</text:span> dans les retour de <text:span text:style-name="T1">callback</text:span> ou l’on génère les liens pour les ressources supplémentaires à intégrer</text:p>
          </table:table-cell>
          <table:table-cell table:style-name="ce24" office:value-type="string" calcext:value-type="string">
            <text:p>2018/08/28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Message</text:p>
          </table:table-cell>
          <table:table-cell table:style-name="ce24" office:value-type="string" calcext:value-type="string">
            <text:p>2018/08/28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alert et confirm pour le moment testé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SDiv</text:p>
          </table:table-cell>
          <table:table-cell table:style-name="ce24" office:value-type="string" calcext:value-type="string">
            <text:p>2018/08/29</text:p>
          </table:table-cell>
          <table:table-cell table:style-name="ce21" office:value-type="string" calcext:value-type="string">
            <text:p>OSContainer</text:p>
          </table:table-cell>
          <table:table-cell table:style-name="ce28"/>
          <table:table-cell table:style-name="ce24" office:value-type="string" calcext:value-type="string">
            <text:p>2018/08/29</text:p>
          </table:table-cell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OSForm</text:p>
          </table:table-cell>
          <table:table-cell table:style-name="ce24" office:value-type="string" calcext:value-type="string">
            <text:p>2018/08/29</text:p>
          </table:table-cell>
          <table:table-cell table:style-name="ce21" office:value-type="string" calcext:value-type="string">
            <text:p>OSContainer</text:p>
          </table:table-cell>
          <table:table-cell table:style-name="ce28" office:value-type="string" calcext:value-type="string">
            <text:p>Attention bug avec <text:span text:style-name="T1">ODSpan</text:span> en cours</text:p>
            <text:p>→ valider la présence de l’attribut <text:span text:style-name="T1">form</text:span> pour tous les objets développés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Checkbox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mise en place minimale à 1 option</text:p>
          </table:table-cell>
          <table:table-cell table:style-name="ce24" office:value-type="string" calcext:value-type="string">
            <text:p>2018/09/03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Select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Table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 office:value-type="string" calcext:value-type="string">
            <text:p>question de la suppression de ligne avec exécution méthode JavaScript sur le client à voir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Textarea</text:p>
          </table:table-cell>
          <table:table-cell table:style-name="ce24" office:value-type="string" calcext:value-type="string">
            <text:p>2018/08/31</text:p>
          </table:table-cell>
          <table:table-cell table:style-name="ce21" office:value-type="string" calcext:value-type="string">
            <text:p>ODContained</text:p>
          </table:table-cell>
          <table:table-cell table:style-name="ce28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ODSpan</text:p>
          </table:table-cell>
          <table:table-cell table:style-name="ce24" office:value-type="string" calcext:value-type="string">
            <text:p>2018/09/01</text:p>
          </table:table-cell>
          <table:table-cell table:style-name="ce21" office:value-type="string" calcext:value-type="string">
            <text:p>ODContained</text:p>
          </table:table-cell>
          <table:table-cell table:style-name="ce28"/>
          <table:table-cell table:style-name="ce24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8mm" fo:margin-bottom="8.22mm" fo:margin-left="7.28mm" fo:margin-right="7.28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7:27:50.304068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17:29:13.101779855</dc:date>
    <meta:editing-duration>PT6H21M59S</meta:editing-duration>
    <meta:editing-cycles>29</meta:editing-cycles>
    <meta:generator>LibreOffice/5.1.6.2$Linux_X86_64 LibreOffice_project/10m0$Build-2</meta:generator>
    <meta:document-statistic meta:table-count="3" meta:cell-count="128" meta:object-count="0"/>
  </office:meta>
</office:document-meta>
</file>